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5cm" fo:min-width="16.5cm" fo:wrap-option="wrap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1.75cm" fo:min-width="15cm"/>
      <style:paragraph-properties style:writing-mode="lr-tb"/>
    </style:style>
    <style:style style:name="gr3" style:family="graphic" style:parent-style-name="standard">
      <style:graphic-properties svg:stroke-color="#cccccc" draw:fill-color="#ffbf00" draw:textarea-horizontal-align="justify" draw:textarea-vertical-align="middle" draw:auto-grow-height="false" fo:min-height="1.249cm" fo:min-width="2.999cm"/>
    </style:style>
    <style:style style:name="gr4" style:family="graphic" style:parent-style-name="standard">
      <style:graphic-properties svg:stroke-color="#cccccc" draw:fill-color="#ffbf00" draw:textarea-horizontal-align="justify" draw:textarea-vertical-align="middle" draw:auto-grow-height="false" fo:min-height="1.249cm" fo:min-width="2.999cm"/>
      <style:paragraph-properties style:writing-mode="lr-tb"/>
    </style:style>
    <style:style style:name="gr5" style:family="graphic" style:parent-style-name="standard">
      <style:graphic-properties svg:stroke-color="#333333" draw:fill-color="#cccccc" draw:textarea-horizontal-align="justify" draw:textarea-vertical-align="middle" draw:auto-grow-height="false" fo:min-height="10.75cm" fo:min-width="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0.25cm" fo:min-width="16.5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2.458cm" fo:min-width="2.958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9.25cm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14cm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14cm"/>
    </style:style>
    <style:style style:name="gr11" style:family="graphic" style:parent-style-name="standard">
      <style:graphic-properties svg:stroke-color="#333333" draw:fill-color="#fff5ce" draw:textarea-horizontal-align="justify" draw:textarea-vertical-align="middle" draw:auto-grow-height="false" fo:min-height="0.5cm" fo:min-width="0.75cm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5c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9.75cm" svg:x="2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2cm" svg:x="3cm" svg:y="4.7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9cm" svg:height="1.499cm" svg:x="3.001cm" svg:y="7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7cm" svg:y="7.251cm">
          <text:p text:style-name="P1">tab_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3.001cm" svg:y="7.251cm">
          <text:p text:style-name="P1">tab_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11.25cm" svg:y="7.25cm">
          <text:p text:style-name="P1">tab_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5.5cm" svg:height="11cm" svg:x="3cm" svg:y="9cm">
          <text:p text:style-name="P1">tab_x cont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2cm" svg:x="3cm" svg:y="21cm">
          <text:p text:style-name="P1">Foot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7cm" svg:height="20.5cm" svg:x="2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2cm" svg:x="3cm" svg:y="4.7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9cm" svg:height="1.499cm" svg:x="3.001cm" svg:y="7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7cm" svg:y="7.25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3.001cm" svg:y="7.251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11.25cm" svg:y="7.25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5.5cm" svg:height="11cm" svg:x="3cm" svg:y="9cm">
          <text:p text:style-name="P1">tab_x abaut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2cm" svg:x="3cm" svg:y="2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75cm" svg:height="3cm" svg:x="3.5cm" svg:y="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75cm" svg:height="3cm" svg:x="3.5cm" svg:y="1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75cm" svg:height="3cm" svg:x="3.5cm" svg:y="1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9.75cm" svg:height="3cm" svg:x="8.25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75cm" svg:height="3cm" svg:x="8.25cm" svg:y="13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75cm" svg:height="3cm" svg:x="8.25cm" svg:y="16.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draw:layer="layout" svg:width="17cm" svg:height="20.5cm" svg:x="2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2cm" svg:x="3cm" svg:y="4.7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9cm" svg:height="1.499cm" svg:x="3.001cm" svg:y="7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7cm" svg:y="7.25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3.001cm" svg:y="7.251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99cm" svg:height="1.499cm" svg:x="11.25cm" svg:y="7.25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5.5cm" svg:height="11cm" svg:x="3cm" svg:y="9cm">
          <text:p text:style-name="P1">tab_x abaut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2cm" svg:x="3cm" svg:y="2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75cm" svg:height="3cm" svg:x="-5.5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75cm" svg:height="3cm" svg:x="-5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75cm" svg:height="3cm" svg:x="-5.5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0.75cm" svg:x="3.5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75cm" svg:height="3cm" svg:x="20.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75cm" svg:height="3cm" svg:x="20.5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5cm" svg:height="0.75cm" svg:x="4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5cm" svg:height="0.75cm" svg:x="4.5cm" svg:y="10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5cm" svg:height="0.75cm" svg:x="5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5cm" svg:height="1.25cm" svg:x="3.25cm" svg:y="1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5cm" svg:height="0.75cm" svg:x="16cm" svg:y="13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9:43:27.717260572</meta:creation-date>
    <dc:date>2024-06-27T23:46:37.309059225</dc:date>
    <meta:editing-duration>PT4H3M10S</meta:editing-duration>
    <meta:editing-cycles>1</meta:editing-cycles>
    <meta:document-statistic meta:object-count="41"/>
    <meta:generator>LibreOffice/7.4.7.2$Linux_X86_64 LibreOffice_project/40$Build-2</meta:generator>
  </office:meta>
</office:document-meta>
</file>